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000099" draw:opacity="50%"/>
    </style:style>
    <style:style style:name="gr12" style:family="graphic" style:parent-style-name="standard">
      <style:graphic-properties draw:stroke="none" draw:fill="solid" draw:fill-color="#ff0000" draw:opacity="50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.26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02cm" fo:min-width="0.802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9pt" style:font-size-complex="9pt"/>
    </style:style>
    <style:style style:name="P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9" style:family="paragraph">
      <loext:graphic-properties draw:fill="solid" draw:fill-color="#000099" draw:opacity="50%"/>
    </style:style>
    <style:style style:name="P10" style:family="paragraph">
      <loext:graphic-properties draw:fill="solid" draw:fill-color="#ff0000" draw:opacity="50%"/>
    </style:style>
    <style:style style:name="P11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2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3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Helvetica" style:font-size-asian="9pt" style:font-name-complex="Helvetica" style:font-size-complex="9pt"/>
    </style:style>
    <style:style style:name="T3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4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5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6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7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8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9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876cm" svg:y="0.251cm" svg:viewBox="0 0 16001 10329" draw:points="0,10329 16001,10329 16001,0 0,0">
          <text:p/>
        </draw:polygon>
        <draw:polygon draw:style-name="gr2" draw:text-style-name="P2" draw:layer="layout" svg:width="16cm" svg:height="10.328cm" svg:x="1.876cm" svg:y="0.251cm" svg:viewBox="0 0 16001 10329" draw:points="0,10329 16001,10329 16001,0 0,0">
          <text:p/>
        </draw:polygon>
        <draw:polygon draw:style-name="gr1" draw:text-style-name="P1" draw:layer="layout" svg:width="16cm" svg:height="10.328cm" svg:x="1.876cm" svg:y="0.251cm" svg:viewBox="0 0 16001 10329" draw:points="0,10329 16001,10329 16001,0 0,0">
          <text:p/>
        </draw:polygon>
        <draw:polygon draw:style-name="gr2" draw:text-style-name="P2" draw:layer="layout" svg:width="16cm" svg:height="10.328cm" svg:x="1.876cm" svg:y="0.251cm" svg:viewBox="0 0 16001 10329" draw:points="0,10329 16001,10329 16001,0 0,0">
          <text:p/>
        </draw:polygon>
        <draw:polyline draw:style-name="gr3" draw:text-style-name="P2" draw:layer="layout" svg:width="15.999cm" svg:height="0cm" svg:x="1.876cm" svg:y="7.398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876cm" svg:y1="10.579cm" svg:x2="17.876cm" svg:y2="10.579cm">
          <text:p/>
        </draw:line>
        <draw:frame draw:style-name="gr4" draw:text-style-name="P5" draw:layer="layout" svg:width="1.873cm" svg:height="0.602cm" svg:x="16.014cm" svg:y="11.298cm">
          <draw:text-box>
            <text:p text:style-name="P4"><text:span text:style-name="T1">Run ID</text:span></text:p>
          </draw:text-box>
        </draw:frame>
        <draw:frame draw:style-name="gr5" draw:text-style-name="P7" draw:layer="layout" svg:width="0.95cm" svg:height="0.424cm" svg:x="2.084cm" svg:y="10.736cm">
          <draw:text-box>
            <text:p text:style-name="P6"><text:span text:style-name="T2">9353</text:span></text:p>
          </draw:text-box>
        </draw:frame>
        <draw:frame draw:style-name="gr5" draw:text-style-name="P7" draw:layer="layout" svg:width="0.95cm" svg:height="0.424cm" svg:x="3.238cm" svg:y="10.736cm">
          <draw:text-box>
            <text:p text:style-name="P6"><text:span text:style-name="T2">9354</text:span></text:p>
          </draw:text-box>
        </draw:frame>
        <draw:frame draw:style-name="gr5" draw:text-style-name="P7" draw:layer="layout" svg:width="0.95cm" svg:height="0.424cm" svg:x="4.375cm" svg:y="10.736cm">
          <draw:text-box>
            <text:p text:style-name="P6"><text:span text:style-name="T2">9355</text:span></text:p>
          </draw:text-box>
        </draw:frame>
        <draw:frame draw:style-name="gr5" draw:text-style-name="P7" draw:layer="layout" svg:width="0.95cm" svg:height="0.424cm" svg:x="5.512cm" svg:y="10.736cm">
          <draw:text-box>
            <text:p text:style-name="P6"><text:span text:style-name="T2">9356</text:span></text:p>
          </draw:text-box>
        </draw:frame>
        <draw:frame draw:style-name="gr5" draw:text-style-name="P7" draw:layer="layout" svg:width="0.95cm" svg:height="0.424cm" svg:x="6.666cm" svg:y="10.736cm">
          <draw:text-box>
            <text:p text:style-name="P6"><text:span text:style-name="T2">9357</text:span></text:p>
          </draw:text-box>
        </draw:frame>
        <draw:frame draw:style-name="gr5" draw:text-style-name="P7" draw:layer="layout" svg:width="0.95cm" svg:height="0.424cm" svg:x="7.803cm" svg:y="10.736cm">
          <draw:text-box>
            <text:p text:style-name="P6"><text:span text:style-name="T2">9358</text:span></text:p>
          </draw:text-box>
        </draw:frame>
        <draw:frame draw:style-name="gr5" draw:text-style-name="P7" draw:layer="layout" svg:width="0.95cm" svg:height="0.424cm" svg:x="8.94cm" svg:y="10.736cm">
          <draw:text-box>
            <text:p text:style-name="P6"><text:span text:style-name="T2">9360</text:span></text:p>
          </draw:text-box>
        </draw:frame>
        <draw:frame draw:style-name="gr5" draw:text-style-name="P7" draw:layer="layout" svg:width="0.95cm" svg:height="0.424cm" svg:x="10.094cm" svg:y="10.736cm">
          <draw:text-box>
            <text:p text:style-name="P6"><text:span text:style-name="T2">9365</text:span></text:p>
          </draw:text-box>
        </draw:frame>
        <draw:frame draw:style-name="gr5" draw:text-style-name="P7" draw:layer="layout" svg:width="0.95cm" svg:height="0.424cm" svg:x="11.231cm" svg:y="10.736cm">
          <draw:text-box>
            <text:p text:style-name="P6"><text:span text:style-name="T2">9367</text:span></text:p>
          </draw:text-box>
        </draw:frame>
        <draw:frame draw:style-name="gr5" draw:text-style-name="P7" draw:layer="layout" svg:width="0.95cm" svg:height="0.424cm" svg:x="12.368cm" svg:y="10.736cm">
          <draw:text-box>
            <text:p text:style-name="P6"><text:span text:style-name="T2">9368</text:span></text:p>
          </draw:text-box>
        </draw:frame>
        <draw:frame draw:style-name="gr5" draw:text-style-name="P7" draw:layer="layout" svg:width="0.95cm" svg:height="0.424cm" svg:x="13.522cm" svg:y="10.736cm">
          <draw:text-box>
            <text:p text:style-name="P6"><text:span text:style-name="T2">9369</text:span></text:p>
          </draw:text-box>
        </draw:frame>
        <draw:frame draw:style-name="gr5" draw:text-style-name="P7" draw:layer="layout" svg:width="0.95cm" svg:height="0.424cm" svg:x="14.659cm" svg:y="10.736cm">
          <draw:text-box>
            <text:p text:style-name="P6"><text:span text:style-name="T2">9370</text:span></text:p>
          </draw:text-box>
        </draw:frame>
        <draw:frame draw:style-name="gr5" draw:text-style-name="P7" draw:layer="layout" svg:width="0.95cm" svg:height="0.424cm" svg:x="15.813cm" svg:y="10.736cm">
          <draw:text-box>
            <text:p text:style-name="P6"><text:span text:style-name="T2">9371</text:span></text:p>
          </draw:text-box>
        </draw:frame>
        <draw:line draw:style-name="gr2" draw:text-style-name="P3" draw:layer="layout" svg:x1="1.876cm" svg:y1="10.269cm" svg:x2="1.876cm" svg:y2="10.579cm">
          <text:p/>
        </draw:line>
        <draw:line draw:style-name="gr2" draw:text-style-name="P3" draw:layer="layout" svg:x1="3.019cm" svg:y1="10.269cm" svg:x2="3.019cm" svg:y2="10.579cm">
          <text:p/>
        </draw:line>
        <draw:line draw:style-name="gr2" draw:text-style-name="P3" draw:layer="layout" svg:x1="4.162cm" svg:y1="10.269cm" svg:x2="4.162cm" svg:y2="10.579cm">
          <text:p/>
        </draw:line>
        <draw:line draw:style-name="gr2" draw:text-style-name="P3" draw:layer="layout" svg:x1="5.305cm" svg:y1="10.269cm" svg:x2="5.305cm" svg:y2="10.579cm">
          <text:p/>
        </draw:line>
        <draw:line draw:style-name="gr2" draw:text-style-name="P3" draw:layer="layout" svg:x1="6.448cm" svg:y1="10.269cm" svg:x2="6.448cm" svg:y2="10.579cm">
          <text:p/>
        </draw:line>
        <draw:line draw:style-name="gr2" draw:text-style-name="P3" draw:layer="layout" svg:x1="7.591cm" svg:y1="10.269cm" svg:x2="7.591cm" svg:y2="10.579cm">
          <text:p/>
        </draw:line>
        <draw:line draw:style-name="gr2" draw:text-style-name="P3" draw:layer="layout" svg:x1="8.733cm" svg:y1="10.269cm" svg:x2="8.733cm" svg:y2="10.579cm">
          <text:p/>
        </draw:line>
        <draw:line draw:style-name="gr2" draw:text-style-name="P3" draw:layer="layout" svg:x1="9.876cm" svg:y1="10.269cm" svg:x2="9.876cm" svg:y2="10.579cm">
          <text:p/>
        </draw:line>
        <draw:line draw:style-name="gr2" draw:text-style-name="P3" draw:layer="layout" svg:x1="11.019cm" svg:y1="10.269cm" svg:x2="11.019cm" svg:y2="10.579cm">
          <text:p/>
        </draw:line>
        <draw:line draw:style-name="gr2" draw:text-style-name="P3" draw:layer="layout" svg:x1="12.162cm" svg:y1="10.269cm" svg:x2="12.162cm" svg:y2="10.579cm">
          <text:p/>
        </draw:line>
        <draw:line draw:style-name="gr2" draw:text-style-name="P3" draw:layer="layout" svg:x1="13.305cm" svg:y1="10.269cm" svg:x2="13.305cm" svg:y2="10.579cm">
          <text:p/>
        </draw:line>
        <draw:line draw:style-name="gr2" draw:text-style-name="P3" draw:layer="layout" svg:x1="14.448cm" svg:y1="10.269cm" svg:x2="14.448cm" svg:y2="10.579cm">
          <text:p/>
        </draw:line>
        <draw:line draw:style-name="gr2" draw:text-style-name="P3" draw:layer="layout" svg:x1="15.591cm" svg:y1="10.269cm" svg:x2="15.591cm" svg:y2="10.579cm">
          <text:p/>
        </draw:line>
        <draw:line draw:style-name="gr2" draw:text-style-name="P3" draw:layer="layout" svg:x1="16.733cm" svg:y1="10.269cm" svg:x2="16.733cm" svg:y2="10.579cm">
          <text:p/>
        </draw:line>
        <draw:line draw:style-name="gr2" draw:text-style-name="P3" draw:layer="layout" svg:x1="17.876cm" svg:y1="10.269cm" svg:x2="17.876cm" svg:y2="10.579cm">
          <text:p/>
        </draw:line>
        <draw:line draw:style-name="gr2" draw:text-style-name="P2" draw:layer="layout" svg:x1="1.876cm" svg:y1="10.579cm" svg:x2="1.876cm" svg:y2="0.251cm">
          <text:p/>
        </draw:line>
        <draw:frame draw:style-name="gr5" draw:text-style-name="P7" draw:layer="layout" svg:width="0.95cm" svg:height="0.424cm" svg:x="16.95cm" svg:y="10.736cm">
          <draw:text-box>
            <text:p text:style-name="P6"><text:span text:style-name="T2">9372</text:span></text:p>
          </draw:text-box>
        </draw:frame>
        <draw:frame draw:style-name="gr4" draw:text-style-name="P5" draw:layer="layout" svg:width="1.496cm" svg:height="0.602cm" draw:transform="rotate (1.5707963267949) translate (0.174cm 1.72cm)">
          <draw:text-box>
            <text:p text:style-name="P4"><text:span text:style-name="T1"><text:s/></text:span><text:span text:style-name="T1">[mm]</text:span></text:p>
          </draw:text-box>
        </draw:frame>
        <draw:frame draw:style-name="gr6" draw:text-style-name="P8" draw:layer="layout" svg:width="0.4cm" svg:height="0.403cm" draw:transform="rotate (1.5707963267949) translate (-0.031cm 1.87cm)">
          <draw:text-box>
            <text:p text:style-name="P4"><text:span text:style-name="T3">*</text:span></text:p>
          </draw:text-box>
        </draw:fram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8.608cm" svg:x2="1.876cm" svg:y2="8.608cm">
          <text:p/>
        </draw:line>
        <draw:line draw:style-name="gr2" draw:text-style-name="P2" draw:layer="layout" svg:x1="2.116cm" svg:y1="8.204cm" svg:x2="1.876cm" svg:y2="8.204cm">
          <text:p/>
        </draw:line>
        <draw:line draw:style-name="gr2" draw:text-style-name="P2" draw:layer="layout" svg:x1="2.116cm" svg:y1="7.801cm" svg:x2="1.876cm" svg:y2="7.801cm">
          <text:p/>
        </draw:line>
        <draw:line draw:style-name="gr2" draw:text-style-name="P2" draw:layer="layout" svg:x1="2.356cm" svg:y1="7.398cm" svg:x2="1.876cm" svg:y2="7.398cm">
          <text:p/>
        </draw:line>
        <draw:line draw:style-name="gr2" draw:text-style-name="P2" draw:layer="layout" svg:x1="2.116cm" svg:y1="6.994cm" svg:x2="1.876cm" svg:y2="6.994cm">
          <text:p/>
        </draw:line>
        <draw:line draw:style-name="gr2" draw:text-style-name="P2" draw:layer="layout" svg:x1="2.116cm" svg:y1="6.591cm" svg:x2="1.876cm" svg:y2="6.591cm">
          <text:p/>
        </draw:line>
        <draw:line draw:style-name="gr2" draw:text-style-name="P2" draw:layer="layout" svg:x1="2.116cm" svg:y1="6.187cm" svg:x2="1.876cm" svg:y2="6.187cm">
          <text:p/>
        </draw:line>
        <draw:line draw:style-name="gr2" draw:text-style-name="P2" draw:layer="layout" svg:x1="2.356cm" svg:y1="5.784cm" svg:x2="1.876cm" svg:y2="5.784cm">
          <text:p/>
        </draw:line>
        <draw:line draw:style-name="gr2" draw:text-style-name="P2" draw:layer="layout" svg:x1="2.116cm" svg:y1="5.381cm" svg:x2="1.876cm" svg:y2="5.381cm">
          <text:p/>
        </draw:line>
        <draw:line draw:style-name="gr2" draw:text-style-name="P2" draw:layer="layout" svg:x1="2.116cm" svg:y1="4.977cm" svg:x2="1.876cm" svg:y2="4.977cm">
          <text:p/>
        </draw:line>
        <draw:line draw:style-name="gr2" draw:text-style-name="P2" draw:layer="layout" svg:x1="2.116cm" svg:y1="4.574cm" svg:x2="1.876cm" svg:y2="4.574cm">
          <text:p/>
        </draw:line>
        <draw:line draw:style-name="gr2" draw:text-style-name="P2" draw:layer="layout" svg:x1="2.356cm" svg:y1="4.17cm" svg:x2="1.876cm" svg:y2="4.17cm">
          <text:p/>
        </draw:line>
        <draw:line draw:style-name="gr2" draw:text-style-name="P2" draw:layer="layout" svg:x1="2.116cm" svg:y1="3.767cm" svg:x2="1.876cm" svg:y2="3.767cm">
          <text:p/>
        </draw:line>
        <draw:line draw:style-name="gr2" draw:text-style-name="P2" draw:layer="layout" svg:x1="2.116cm" svg:y1="3.364cm" svg:x2="1.876cm" svg:y2="3.364cm">
          <text:p/>
        </draw:line>
        <draw:line draw:style-name="gr2" draw:text-style-name="P2" draw:layer="layout" svg:x1="2.116cm" svg:y1="2.96cm" svg:x2="1.876cm" svg:y2="2.96cm">
          <text:p/>
        </draw:line>
        <draw:line draw:style-name="gr2" draw:text-style-name="P2" draw:layer="layout" svg:x1="2.356cm" svg:y1="2.557cm" svg:x2="1.876cm" svg:y2="2.557cm">
          <text:p/>
        </draw:line>
        <draw:line draw:style-name="gr2" draw:text-style-name="P2" draw:layer="layout" svg:x1="2.116cm" svg:y1="2.153cm" svg:x2="1.876cm" svg:y2="2.153cm">
          <text:p/>
        </draw:line>
        <draw:line draw:style-name="gr2" draw:text-style-name="P2" draw:layer="layout" svg:x1="2.116cm" svg:y1="1.75cm" svg:x2="1.876cm" svg:y2="1.75cm">
          <text:p/>
        </draw:line>
        <draw:line draw:style-name="gr2" draw:text-style-name="P2" draw:layer="layout" svg:x1="2.116cm" svg:y1="1.347cm" svg:x2="1.876cm" svg:y2="1.347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9.415cm" svg:x2="1.876cm" svg:y2="9.415cm">
          <text:p/>
        </draw:line>
        <draw:line draw:style-name="gr2" draw:text-style-name="P2" draw:layer="layout" svg:x1="2.116cm" svg:y1="9.818cm" svg:x2="1.876cm" svg:y2="9.818cm">
          <text:p/>
        </draw:line>
        <draw:line draw:style-name="gr2" draw:text-style-name="P2" draw:layer="layout" svg:x1="2.116cm" svg:y1="10.221cm" svg:x2="1.876cm" svg:y2="10.221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116cm" svg:y1="0.54cm" svg:x2="1.876cm" svg:y2="0.54cm">
          <text:p/>
        </draw:line>
        <draw:frame draw:style-name="gr4" draw:text-style-name="P5" draw:layer="layout" svg:width="0.601cm" svg:height="0.602cm" draw:transform="rotate (1.5707963267949) translate (0.174cm 2.171cm)">
          <draw:text-box>
            <text:p text:style-name="P4"><text:span text:style-name="T1">y</text:span></text:p>
          </draw:text-box>
        </draw:frame>
        <draw:frame draw:style-name="gr4" draw:text-style-name="P5" draw:layer="layout" svg:width="0.601cm" svg:height="0.602cm" svg:x="1.449cm" svg:y="8.806cm">
          <draw:text-box>
            <text:p text:style-name="P4"><text:span text:style-name="T1">2</text:span></text:p>
          </draw:text-box>
        </draw:frame>
        <draw:frame draw:style-name="gr4" draw:text-style-name="P5" draw:layer="layout" svg:width="0.601cm" svg:height="0.601cm" svg:x="1.114cm" svg:y="8.828cm">
          <draw:text-box>
            <text:p text:style-name="P4"><text:span text:style-name="T4">−</text:span></text:p>
          </draw:text-box>
        </draw:frame>
        <draw:frame draw:style-name="gr4" draw:text-style-name="P5" draw:layer="layout" svg:width="0.601cm" svg:height="0.602cm" svg:x="1.449cm" svg:y="7.167cm">
          <draw:text-box>
            <text:p text:style-name="P4"><text:span text:style-name="T1">0</text:span></text:p>
          </draw:text-box>
        </draw:frame>
        <draw:frame draw:style-name="gr4" draw:text-style-name="P5" draw:layer="layout" svg:width="0.601cm" svg:height="0.602cm" svg:x="1.449cm" svg:y="5.579cm">
          <draw:text-box>
            <text:p text:style-name="P4"><text:span text:style-name="T1">2</text:span></text:p>
          </draw:text-box>
        </draw:frame>
        <draw:frame draw:style-name="gr4" draw:text-style-name="P5" draw:layer="layout" svg:width="0.601cm" svg:height="0.602cm" svg:x="1.449cm" svg:y="3.956cm">
          <draw:text-box>
            <text:p text:style-name="P4"><text:span text:style-name="T1">4</text:span></text:p>
          </draw:text-box>
        </draw:frame>
        <draw:frame draw:style-name="gr4" draw:text-style-name="P5" draw:layer="layout" svg:width="0.601cm" svg:height="0.602cm" svg:x="1.449cm" svg:y="2.334cm">
          <draw:text-box>
            <text:p text:style-name="P4"><text:span text:style-name="T1">6</text:span></text:p>
          </draw:text-box>
        </draw:frame>
        <draw:line draw:style-name="gr7" draw:text-style-name="P2" draw:layer="layout" svg:x1="2.448cm" svg:y1="9.933cm" svg:x2="2.448cm" svg:y2="9.286cm">
          <text:p/>
        </draw:line>
        <draw:line draw:style-name="gr7" draw:text-style-name="P2" draw:layer="layout" svg:x1="2.448cm" svg:y1="9.286cm" svg:x2="2.448cm" svg:y2="8.638cm">
          <text:p/>
        </draw:line>
        <draw:line draw:style-name="gr7" draw:text-style-name="P2" draw:layer="layout" svg:x1="1.876cm" svg:y1="9.286cm" svg:x2="2.448cm" svg:y2="9.286cm">
          <text:p/>
        </draw:line>
        <draw:line draw:style-name="gr7" draw:text-style-name="P2" draw:layer="layout" svg:x1="2.448cm" svg:y1="9.286cm" svg:x2="3.019cm" svg:y2="9.286cm">
          <text:p/>
        </draw:line>
        <draw:line draw:style-name="gr2" draw:text-style-name="P2" draw:layer="layout" svg:x1="2.412cm" svg:y1="9.286cm" svg:x2="2.448cm" svg:y2="9.286cm">
          <text:p/>
        </draw:line>
        <draw:line draw:style-name="gr7" draw:text-style-name="P2" draw:layer="layout" svg:x1="3.591cm" svg:y1="9.142cm" svg:x2="3.591cm" svg:y2="8.619cm">
          <text:p/>
        </draw:line>
        <draw:line draw:style-name="gr7" draw:text-style-name="P2" draw:layer="layout" svg:x1="3.591cm" svg:y1="8.619cm" svg:x2="3.591cm" svg:y2="8.096cm">
          <text:p/>
        </draw:line>
        <draw:line draw:style-name="gr7" draw:text-style-name="P2" draw:layer="layout" svg:x1="3.019cm" svg:y1="8.619cm" svg:x2="3.591cm" svg:y2="8.619cm">
          <text:p/>
        </draw:line>
        <draw:line draw:style-name="gr7" draw:text-style-name="P2" draw:layer="layout" svg:x1="3.591cm" svg:y1="8.619cm" svg:x2="4.162cm" svg:y2="8.619cm">
          <text:p/>
        </draw:line>
        <draw:line draw:style-name="gr2" draw:text-style-name="P2" draw:layer="layout" svg:x1="3.555cm" svg:y1="8.619cm" svg:x2="3.591cm" svg:y2="8.619cm">
          <text:p/>
        </draw:line>
        <draw:line draw:style-name="gr7" draw:text-style-name="P2" draw:layer="layout" svg:x1="4.733cm" svg:y1="9.437cm" svg:x2="4.733cm" svg:y2="9.19cm">
          <text:p/>
        </draw:line>
        <draw:line draw:style-name="gr7" draw:text-style-name="P2" draw:layer="layout" svg:x1="4.733cm" svg:y1="9.19cm" svg:x2="4.733cm" svg:y2="8.943cm">
          <text:p/>
        </draw:line>
        <draw:line draw:style-name="gr7" draw:text-style-name="P2" draw:layer="layout" svg:x1="4.162cm" svg:y1="9.19cm" svg:x2="4.733cm" svg:y2="9.19cm">
          <text:p/>
        </draw:line>
        <draw:line draw:style-name="gr7" draw:text-style-name="P2" draw:layer="layout" svg:x1="4.733cm" svg:y1="9.19cm" svg:x2="5.305cm" svg:y2="9.19cm">
          <text:p/>
        </draw:line>
        <draw:line draw:style-name="gr2" draw:text-style-name="P2" draw:layer="layout" svg:x1="4.698cm" svg:y1="9.19cm" svg:x2="4.733cm" svg:y2="9.19cm">
          <text:p/>
        </draw:line>
        <draw:line draw:style-name="gr7" draw:text-style-name="P2" draw:layer="layout" svg:x1="5.876cm" svg:y1="8.803cm" svg:x2="5.876cm" svg:y2="8.57cm">
          <text:p/>
        </draw:line>
        <draw:line draw:style-name="gr7" draw:text-style-name="P2" draw:layer="layout" svg:x1="5.876cm" svg:y1="8.57cm" svg:x2="5.876cm" svg:y2="8.338cm">
          <text:p/>
        </draw:line>
        <draw:line draw:style-name="gr7" draw:text-style-name="P2" draw:layer="layout" svg:x1="5.305cm" svg:y1="8.57cm" svg:x2="5.876cm" svg:y2="8.57cm">
          <text:p/>
        </draw:line>
        <draw:line draw:style-name="gr7" draw:text-style-name="P2" draw:layer="layout" svg:x1="5.876cm" svg:y1="8.57cm" svg:x2="6.448cm" svg:y2="8.57cm">
          <text:p/>
        </draw:line>
        <draw:line draw:style-name="gr2" draw:text-style-name="P2" draw:layer="layout" svg:x1="5.841cm" svg:y1="8.57cm" svg:x2="5.876cm" svg:y2="8.57cm">
          <text:p/>
        </draw:line>
        <draw:line draw:style-name="gr7" draw:text-style-name="P2" draw:layer="layout" svg:x1="7.019cm" svg:y1="8.636cm" svg:x2="7.019cm" svg:y2="8.372cm">
          <text:p/>
        </draw:line>
        <draw:line draw:style-name="gr7" draw:text-style-name="P2" draw:layer="layout" svg:x1="7.019cm" svg:y1="8.372cm" svg:x2="7.019cm" svg:y2="8.108cm">
          <text:p/>
        </draw:line>
        <draw:line draw:style-name="gr7" draw:text-style-name="P2" draw:layer="layout" svg:x1="6.448cm" svg:y1="8.372cm" svg:x2="7.019cm" svg:y2="8.372cm">
          <text:p/>
        </draw:line>
        <draw:line draw:style-name="gr7" draw:text-style-name="P2" draw:layer="layout" svg:x1="7.019cm" svg:y1="8.372cm" svg:x2="7.591cm" svg:y2="8.372cm">
          <text:p/>
        </draw:line>
        <draw:line draw:style-name="gr2" draw:text-style-name="P2" draw:layer="layout" svg:x1="6.984cm" svg:y1="8.372cm" svg:x2="7.019cm" svg:y2="8.372cm">
          <text:p/>
        </draw:line>
        <draw:line draw:style-name="gr7" draw:text-style-name="P2" draw:layer="layout" svg:x1="8.162cm" svg:y1="8.6cm" svg:x2="8.162cm" svg:y2="8.332cm">
          <text:p/>
        </draw:line>
        <draw:line draw:style-name="gr7" draw:text-style-name="P2" draw:layer="layout" svg:x1="8.162cm" svg:y1="8.332cm" svg:x2="8.162cm" svg:y2="8.064cm">
          <text:p/>
        </draw:line>
        <draw:line draw:style-name="gr7" draw:text-style-name="P2" draw:layer="layout" svg:x1="7.591cm" svg:y1="8.332cm" svg:x2="8.162cm" svg:y2="8.332cm">
          <text:p/>
        </draw:line>
        <draw:line draw:style-name="gr7" draw:text-style-name="P2" draw:layer="layout" svg:x1="8.162cm" svg:y1="8.332cm" svg:x2="8.733cm" svg:y2="8.332cm">
          <text:p/>
        </draw:line>
        <draw:line draw:style-name="gr2" draw:text-style-name="P2" draw:layer="layout" svg:x1="8.127cm" svg:y1="8.332cm" svg:x2="8.162cm" svg:y2="8.332cm">
          <text:p/>
        </draw:line>
        <draw:line draw:style-name="gr7" draw:text-style-name="P2" draw:layer="layout" svg:x1="9.305cm" svg:y1="8.24cm" svg:x2="9.305cm" svg:y2="7.632cm">
          <text:p/>
        </draw:line>
        <draw:line draw:style-name="gr7" draw:text-style-name="P2" draw:layer="layout" svg:x1="9.305cm" svg:y1="7.632cm" svg:x2="9.305cm" svg:y2="7.024cm">
          <text:p/>
        </draw:line>
        <draw:line draw:style-name="gr7" draw:text-style-name="P2" draw:layer="layout" svg:x1="8.733cm" svg:y1="7.632cm" svg:x2="9.305cm" svg:y2="7.632cm">
          <text:p/>
        </draw:line>
        <draw:line draw:style-name="gr7" draw:text-style-name="P2" draw:layer="layout" svg:x1="9.305cm" svg:y1="7.632cm" svg:x2="9.876cm" svg:y2="7.632cm">
          <text:p/>
        </draw:line>
        <draw:line draw:style-name="gr2" draw:text-style-name="P2" draw:layer="layout" svg:x1="9.27cm" svg:y1="7.632cm" svg:x2="9.305cm" svg:y2="7.632cm">
          <text:p/>
        </draw:line>
        <draw:line draw:style-name="gr7" draw:text-style-name="P2" draw:layer="layout" svg:x1="10.448cm" svg:y1="9.129cm" svg:x2="10.448cm" svg:y2="8.755cm">
          <text:p/>
        </draw:line>
        <draw:line draw:style-name="gr7" draw:text-style-name="P2" draw:layer="layout" svg:x1="10.448cm" svg:y1="8.755cm" svg:x2="10.448cm" svg:y2="8.381cm">
          <text:p/>
        </draw:line>
        <draw:line draw:style-name="gr7" draw:text-style-name="P2" draw:layer="layout" svg:x1="9.876cm" svg:y1="8.755cm" svg:x2="10.448cm" svg:y2="8.755cm">
          <text:p/>
        </draw:line>
        <draw:line draw:style-name="gr7" draw:text-style-name="P2" draw:layer="layout" svg:x1="10.448cm" svg:y1="8.755cm" svg:x2="11.019cm" svg:y2="8.755cm">
          <text:p/>
        </draw:line>
        <draw:line draw:style-name="gr2" draw:text-style-name="P2" draw:layer="layout" svg:x1="10.413cm" svg:y1="8.755cm" svg:x2="10.448cm" svg:y2="8.755cm">
          <text:p/>
        </draw:line>
        <draw:line draw:style-name="gr7" draw:text-style-name="P2" draw:layer="layout" svg:x1="11.591cm" svg:y1="9.185cm" svg:x2="11.591cm" svg:y2="8.903cm">
          <text:p/>
        </draw:line>
        <draw:line draw:style-name="gr7" draw:text-style-name="P2" draw:layer="layout" svg:x1="11.591cm" svg:y1="8.903cm" svg:x2="11.591cm" svg:y2="8.622cm">
          <text:p/>
        </draw:line>
        <draw:line draw:style-name="gr7" draw:text-style-name="P2" draw:layer="layout" svg:x1="11.019cm" svg:y1="8.903cm" svg:x2="11.591cm" svg:y2="8.903cm">
          <text:p/>
        </draw:line>
        <draw:line draw:style-name="gr7" draw:text-style-name="P2" draw:layer="layout" svg:x1="11.591cm" svg:y1="8.903cm" svg:x2="12.162cm" svg:y2="8.903cm">
          <text:p/>
        </draw:line>
        <draw:line draw:style-name="gr2" draw:text-style-name="P2" draw:layer="layout" svg:x1="11.555cm" svg:y1="8.903cm" svg:x2="11.591cm" svg:y2="8.903cm">
          <text:p/>
        </draw:line>
        <draw:line draw:style-name="gr7" draw:text-style-name="P2" draw:layer="layout" svg:x1="12.733cm" svg:y1="9.281cm" svg:x2="12.733cm" svg:y2="8.863cm">
          <text:p/>
        </draw:line>
        <draw:line draw:style-name="gr7" draw:text-style-name="P2" draw:layer="layout" svg:x1="12.733cm" svg:y1="8.863cm" svg:x2="12.733cm" svg:y2="8.444cm">
          <text:p/>
        </draw:line>
        <draw:line draw:style-name="gr7" draw:text-style-name="P2" draw:layer="layout" svg:x1="12.162cm" svg:y1="8.863cm" svg:x2="12.733cm" svg:y2="8.863cm">
          <text:p/>
        </draw:line>
        <draw:line draw:style-name="gr7" draw:text-style-name="P2" draw:layer="layout" svg:x1="12.733cm" svg:y1="8.863cm" svg:x2="13.305cm" svg:y2="8.863cm">
          <text:p/>
        </draw:line>
        <draw:line draw:style-name="gr2" draw:text-style-name="P2" draw:layer="layout" svg:x1="12.698cm" svg:y1="8.863cm" svg:x2="12.733cm" svg:y2="8.863cm">
          <text:p/>
        </draw:line>
        <draw:line draw:style-name="gr7" draw:text-style-name="P2" draw:layer="layout" svg:x1="13.876cm" svg:y1="8.73cm" svg:x2="13.876cm" svg:y2="8.442cm">
          <text:p/>
        </draw:line>
        <draw:line draw:style-name="gr7" draw:text-style-name="P2" draw:layer="layout" svg:x1="13.876cm" svg:y1="8.442cm" svg:x2="13.876cm" svg:y2="8.155cm">
          <text:p/>
        </draw:line>
        <draw:line draw:style-name="gr7" draw:text-style-name="P2" draw:layer="layout" svg:x1="13.305cm" svg:y1="8.442cm" svg:x2="13.876cm" svg:y2="8.442cm">
          <text:p/>
        </draw:line>
        <draw:line draw:style-name="gr7" draw:text-style-name="P2" draw:layer="layout" svg:x1="13.876cm" svg:y1="8.442cm" svg:x2="14.448cm" svg:y2="8.442cm">
          <text:p/>
        </draw:line>
        <draw:line draw:style-name="gr2" draw:text-style-name="P2" draw:layer="layout" svg:x1="13.841cm" svg:y1="8.442cm" svg:x2="13.876cm" svg:y2="8.442cm">
          <text:p/>
        </draw:line>
        <draw:line draw:style-name="gr7" draw:text-style-name="P2" draw:layer="layout" svg:x1="15.019cm" svg:y1="8.693cm" svg:x2="15.019cm" svg:y2="8.491cm">
          <text:p/>
        </draw:line>
        <draw:line draw:style-name="gr7" draw:text-style-name="P2" draw:layer="layout" svg:x1="15.019cm" svg:y1="8.491cm" svg:x2="15.019cm" svg:y2="8.29cm">
          <text:p/>
        </draw:line>
        <draw:line draw:style-name="gr7" draw:text-style-name="P2" draw:layer="layout" svg:x1="14.448cm" svg:y1="8.491cm" svg:x2="15.019cm" svg:y2="8.491cm">
          <text:p/>
        </draw:line>
        <draw:line draw:style-name="gr7" draw:text-style-name="P2" draw:layer="layout" svg:x1="15.019cm" svg:y1="8.491cm" svg:x2="15.591cm" svg:y2="8.491cm">
          <text:p/>
        </draw:line>
        <draw:line draw:style-name="gr2" draw:text-style-name="P2" draw:layer="layout" svg:x1="14.984cm" svg:y1="8.491cm" svg:x2="15.019cm" svg:y2="8.491cm">
          <text:p/>
        </draw:line>
        <draw:line draw:style-name="gr7" draw:text-style-name="P2" draw:layer="layout" svg:x1="16.162cm" svg:y1="8.939cm" svg:x2="16.162cm" svg:y2="8.718cm">
          <text:p/>
        </draw:line>
        <draw:line draw:style-name="gr7" draw:text-style-name="P2" draw:layer="layout" svg:x1="16.162cm" svg:y1="8.718cm" svg:x2="16.162cm" svg:y2="8.497cm">
          <text:p/>
        </draw:line>
        <draw:line draw:style-name="gr7" draw:text-style-name="P2" draw:layer="layout" svg:x1="15.591cm" svg:y1="8.718cm" svg:x2="16.162cm" svg:y2="8.718cm">
          <text:p/>
        </draw:line>
        <draw:line draw:style-name="gr7" draw:text-style-name="P2" draw:layer="layout" svg:x1="16.162cm" svg:y1="8.718cm" svg:x2="16.733cm" svg:y2="8.718cm">
          <text:p/>
        </draw:line>
        <draw:line draw:style-name="gr2" draw:text-style-name="P2" draw:layer="layout" svg:x1="16.127cm" svg:y1="8.718cm" svg:x2="16.162cm" svg:y2="8.718cm">
          <text:p/>
        </draw:line>
        <draw:line draw:style-name="gr7" draw:text-style-name="P2" draw:layer="layout" svg:x1="17.305cm" svg:y1="8.925cm" svg:x2="17.305cm" svg:y2="8.673cm">
          <text:p/>
        </draw:line>
        <draw:line draw:style-name="gr7" draw:text-style-name="P2" draw:layer="layout" svg:x1="17.305cm" svg:y1="8.673cm" svg:x2="17.305cm" svg:y2="8.421cm">
          <text:p/>
        </draw:line>
        <draw:line draw:style-name="gr7" draw:text-style-name="P2" draw:layer="layout" svg:x1="16.733cm" svg:y1="8.673cm" svg:x2="17.305cm" svg:y2="8.673cm">
          <text:p/>
        </draw:line>
        <draw:line draw:style-name="gr7" draw:text-style-name="P2" draw:layer="layout" svg:x1="17.305cm" svg:y1="8.673cm" svg:x2="17.876cm" svg:y2="8.673cm">
          <text:p/>
        </draw:line>
        <draw:line draw:style-name="gr2" draw:text-style-name="P2" draw:layer="layout" svg:x1="17.27cm" svg:y1="8.673cm" svg:x2="17.305cm" svg:y2="8.673cm">
          <text:p/>
        </draw:line>
        <draw:polyline draw:style-name="gr8" draw:text-style-name="P2" draw:layer="layout" svg:width="7.839cm" svg:height="0cm" svg:x="1.956cm" svg:y="8.6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8" draw:text-style-name="P2" draw:layer="layout" svg:width="7.839cm" svg:height="0cm" svg:x="9.796cm" svg:y="8.6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8" draw:text-style-name="P2" draw:layer="layout" svg:x1="17.636cm" svg:y1="8.639cm" svg:x2="17.796cm" svg:y2="8.639cm">
          <text:p/>
        </draw:line>
        <draw:line draw:style-name="gr9" draw:text-style-name="P2" draw:layer="layout" svg:x1="2.448cm" svg:y1="6.296cm" svg:x2="2.448cm" svg:y2="5.616cm">
          <text:p/>
        </draw:line>
        <draw:line draw:style-name="gr9" draw:text-style-name="P2" draw:layer="layout" svg:x1="2.448cm" svg:y1="5.616cm" svg:x2="2.448cm" svg:y2="4.935cm">
          <text:p/>
        </draw:line>
        <draw:line draw:style-name="gr9" draw:text-style-name="P2" draw:layer="layout" svg:x1="1.876cm" svg:y1="5.616cm" svg:x2="2.448cm" svg:y2="5.616cm">
          <text:p/>
        </draw:line>
        <draw:line draw:style-name="gr9" draw:text-style-name="P2" draw:layer="layout" svg:x1="2.448cm" svg:y1="5.616cm" svg:x2="3.019cm" svg:y2="5.616cm">
          <text:p/>
        </draw:line>
        <draw:line draw:style-name="gr2" draw:text-style-name="P2" draw:layer="layout" svg:x1="2.412cm" svg:y1="5.616cm" svg:x2="2.448cm" svg:y2="5.616cm">
          <text:p/>
        </draw:line>
        <draw:line draw:style-name="gr9" draw:text-style-name="P2" draw:layer="layout" svg:x1="3.591cm" svg:y1="5.755cm" svg:x2="3.591cm" svg:y2="5.202cm">
          <text:p/>
        </draw:line>
        <draw:line draw:style-name="gr9" draw:text-style-name="P2" draw:layer="layout" svg:x1="3.591cm" svg:y1="5.202cm" svg:x2="3.591cm" svg:y2="4.648cm">
          <text:p/>
        </draw:line>
        <draw:line draw:style-name="gr9" draw:text-style-name="P2" draw:layer="layout" svg:x1="3.019cm" svg:y1="5.202cm" svg:x2="3.591cm" svg:y2="5.202cm">
          <text:p/>
        </draw:line>
        <draw:line draw:style-name="gr9" draw:text-style-name="P2" draw:layer="layout" svg:x1="3.591cm" svg:y1="5.202cm" svg:x2="4.162cm" svg:y2="5.202cm">
          <text:p/>
        </draw:line>
        <draw:line draw:style-name="gr2" draw:text-style-name="P2" draw:layer="layout" svg:x1="3.555cm" svg:y1="5.202cm" svg:x2="3.591cm" svg:y2="5.202cm">
          <text:p/>
        </draw:line>
        <draw:line draw:style-name="gr9" draw:text-style-name="P2" draw:layer="layout" svg:x1="4.733cm" svg:y1="5.972cm" svg:x2="4.733cm" svg:y2="5.723cm">
          <text:p/>
        </draw:line>
        <draw:line draw:style-name="gr9" draw:text-style-name="P2" draw:layer="layout" svg:x1="4.733cm" svg:y1="5.723cm" svg:x2="4.733cm" svg:y2="5.473cm">
          <text:p/>
        </draw:line>
        <draw:line draw:style-name="gr9" draw:text-style-name="P2" draw:layer="layout" svg:x1="4.162cm" svg:y1="5.723cm" svg:x2="4.733cm" svg:y2="5.723cm">
          <text:p/>
        </draw:line>
        <draw:line draw:style-name="gr9" draw:text-style-name="P2" draw:layer="layout" svg:x1="4.733cm" svg:y1="5.723cm" svg:x2="5.305cm" svg:y2="5.723cm">
          <text:p/>
        </draw:line>
        <draw:line draw:style-name="gr2" draw:text-style-name="P2" draw:layer="layout" svg:x1="4.698cm" svg:y1="5.723cm" svg:x2="4.733cm" svg:y2="5.723cm">
          <text:p/>
        </draw:line>
        <draw:line draw:style-name="gr9" draw:text-style-name="P2" draw:layer="layout" svg:x1="5.876cm" svg:y1="4.798cm" svg:x2="5.876cm" svg:y2="4.567cm">
          <text:p/>
        </draw:line>
        <draw:line draw:style-name="gr9" draw:text-style-name="P2" draw:layer="layout" svg:x1="5.876cm" svg:y1="4.567cm" svg:x2="5.876cm" svg:y2="4.336cm">
          <text:p/>
        </draw:line>
        <draw:line draw:style-name="gr9" draw:text-style-name="P2" draw:layer="layout" svg:x1="5.305cm" svg:y1="4.567cm" svg:x2="5.876cm" svg:y2="4.567cm">
          <text:p/>
        </draw:line>
        <draw:line draw:style-name="gr9" draw:text-style-name="P2" draw:layer="layout" svg:x1="5.876cm" svg:y1="4.567cm" svg:x2="6.448cm" svg:y2="4.567cm">
          <text:p/>
        </draw:line>
        <draw:line draw:style-name="gr2" draw:text-style-name="P2" draw:layer="layout" svg:x1="5.841cm" svg:y1="4.567cm" svg:x2="5.876cm" svg:y2="4.567cm">
          <text:p/>
        </draw:line>
        <draw:line draw:style-name="gr9" draw:text-style-name="P2" draw:layer="layout" svg:x1="7.019cm" svg:y1="5.519cm" svg:x2="7.019cm" svg:y2="5.255cm">
          <text:p/>
        </draw:line>
        <draw:line draw:style-name="gr9" draw:text-style-name="P2" draw:layer="layout" svg:x1="7.019cm" svg:y1="5.255cm" svg:x2="7.019cm" svg:y2="4.991cm">
          <text:p/>
        </draw:line>
        <draw:line draw:style-name="gr9" draw:text-style-name="P2" draw:layer="layout" svg:x1="6.448cm" svg:y1="5.255cm" svg:x2="7.019cm" svg:y2="5.255cm">
          <text:p/>
        </draw:line>
        <draw:line draw:style-name="gr9" draw:text-style-name="P2" draw:layer="layout" svg:x1="7.019cm" svg:y1="5.255cm" svg:x2="7.591cm" svg:y2="5.255cm">
          <text:p/>
        </draw:line>
        <draw:line draw:style-name="gr2" draw:text-style-name="P2" draw:layer="layout" svg:x1="6.984cm" svg:y1="5.255cm" svg:x2="7.019cm" svg:y2="5.255cm">
          <text:p/>
        </draw:line>
        <draw:line draw:style-name="gr9" draw:text-style-name="P2" draw:layer="layout" svg:x1="8.162cm" svg:y1="4.816cm" svg:x2="8.162cm" svg:y2="4.549cm">
          <text:p/>
        </draw:line>
        <draw:line draw:style-name="gr9" draw:text-style-name="P2" draw:layer="layout" svg:x1="8.162cm" svg:y1="4.549cm" svg:x2="8.162cm" svg:y2="4.282cm">
          <text:p/>
        </draw:line>
        <draw:line draw:style-name="gr9" draw:text-style-name="P2" draw:layer="layout" svg:x1="7.591cm" svg:y1="4.549cm" svg:x2="8.162cm" svg:y2="4.549cm">
          <text:p/>
        </draw:line>
        <draw:line draw:style-name="gr9" draw:text-style-name="P2" draw:layer="layout" svg:x1="8.162cm" svg:y1="4.549cm" svg:x2="8.733cm" svg:y2="4.549cm">
          <text:p/>
        </draw:line>
        <draw:line draw:style-name="gr2" draw:text-style-name="P2" draw:layer="layout" svg:x1="8.127cm" svg:y1="4.549cm" svg:x2="8.162cm" svg:y2="4.549cm">
          <text:p/>
        </draw:line>
        <draw:line draw:style-name="gr9" draw:text-style-name="P2" draw:layer="layout" svg:x1="9.305cm" svg:y1="5.028cm" svg:x2="9.305cm" svg:y2="4.398cm">
          <text:p/>
        </draw:line>
        <draw:line draw:style-name="gr9" draw:text-style-name="P2" draw:layer="layout" svg:x1="9.305cm" svg:y1="4.398cm" svg:x2="9.305cm" svg:y2="3.769cm">
          <text:p/>
        </draw:line>
        <draw:line draw:style-name="gr9" draw:text-style-name="P2" draw:layer="layout" svg:x1="8.733cm" svg:y1="4.398cm" svg:x2="9.305cm" svg:y2="4.398cm">
          <text:p/>
        </draw:line>
        <draw:line draw:style-name="gr9" draw:text-style-name="P2" draw:layer="layout" svg:x1="9.305cm" svg:y1="4.398cm" svg:x2="9.876cm" svg:y2="4.398cm">
          <text:p/>
        </draw:line>
        <draw:line draw:style-name="gr2" draw:text-style-name="P2" draw:layer="layout" svg:x1="9.27cm" svg:y1="4.398cm" svg:x2="9.305cm" svg:y2="4.398cm">
          <text:p/>
        </draw:line>
        <draw:line draw:style-name="gr9" draw:text-style-name="P2" draw:layer="layout" svg:x1="10.448cm" svg:y1="5.501cm" svg:x2="10.448cm" svg:y2="5.099cm">
          <text:p/>
        </draw:line>
        <draw:line draw:style-name="gr9" draw:text-style-name="P2" draw:layer="layout" svg:x1="10.448cm" svg:y1="5.099cm" svg:x2="10.448cm" svg:y2="4.696cm">
          <text:p/>
        </draw:line>
        <draw:line draw:style-name="gr9" draw:text-style-name="P2" draw:layer="layout" svg:x1="9.876cm" svg:y1="5.099cm" svg:x2="10.448cm" svg:y2="5.099cm">
          <text:p/>
        </draw:line>
        <draw:line draw:style-name="gr9" draw:text-style-name="P2" draw:layer="layout" svg:x1="10.448cm" svg:y1="5.099cm" svg:x2="11.019cm" svg:y2="5.099cm">
          <text:p/>
        </draw:line>
        <draw:line draw:style-name="gr2" draw:text-style-name="P2" draw:layer="layout" svg:x1="10.413cm" svg:y1="5.099cm" svg:x2="10.448cm" svg:y2="5.099cm">
          <text:p/>
        </draw:line>
        <draw:line draw:style-name="gr9" draw:text-style-name="P2" draw:layer="layout" svg:x1="11.591cm" svg:y1="5.986cm" svg:x2="11.591cm" svg:y2="5.699cm">
          <text:p/>
        </draw:line>
        <draw:line draw:style-name="gr9" draw:text-style-name="P2" draw:layer="layout" svg:x1="11.591cm" svg:y1="5.699cm" svg:x2="11.591cm" svg:y2="5.412cm">
          <text:p/>
        </draw:line>
        <draw:line draw:style-name="gr9" draw:text-style-name="P2" draw:layer="layout" svg:x1="11.019cm" svg:y1="5.699cm" svg:x2="11.591cm" svg:y2="5.699cm">
          <text:p/>
        </draw:line>
        <draw:line draw:style-name="gr9" draw:text-style-name="P2" draw:layer="layout" svg:x1="11.591cm" svg:y1="5.699cm" svg:x2="12.162cm" svg:y2="5.699cm">
          <text:p/>
        </draw:line>
        <draw:line draw:style-name="gr2" draw:text-style-name="P2" draw:layer="layout" svg:x1="11.555cm" svg:y1="5.699cm" svg:x2="11.591cm" svg:y2="5.699cm">
          <text:p/>
        </draw:line>
        <draw:line draw:style-name="gr9" draw:text-style-name="P2" draw:layer="layout" svg:x1="12.733cm" svg:y1="6.128cm" svg:x2="12.733cm" svg:y2="5.698cm">
          <text:p/>
        </draw:line>
        <draw:line draw:style-name="gr9" draw:text-style-name="P2" draw:layer="layout" svg:x1="12.733cm" svg:y1="5.698cm" svg:x2="12.733cm" svg:y2="5.268cm">
          <text:p/>
        </draw:line>
        <draw:line draw:style-name="gr9" draw:text-style-name="P2" draw:layer="layout" svg:x1="12.162cm" svg:y1="5.698cm" svg:x2="12.733cm" svg:y2="5.698cm">
          <text:p/>
        </draw:line>
        <draw:line draw:style-name="gr9" draw:text-style-name="P2" draw:layer="layout" svg:x1="12.733cm" svg:y1="5.698cm" svg:x2="13.305cm" svg:y2="5.698cm">
          <text:p/>
        </draw:line>
        <draw:line draw:style-name="gr2" draw:text-style-name="P2" draw:layer="layout" svg:x1="12.698cm" svg:y1="5.698cm" svg:x2="12.733cm" svg:y2="5.698cm">
          <text:p/>
        </draw:line>
        <draw:line draw:style-name="gr9" draw:text-style-name="P2" draw:layer="layout" svg:x1="13.876cm" svg:y1="4.259cm" svg:x2="13.876cm" svg:y2="3.962cm">
          <text:p/>
        </draw:line>
        <draw:line draw:style-name="gr9" draw:text-style-name="P2" draw:layer="layout" svg:x1="13.876cm" svg:y1="3.962cm" svg:x2="13.876cm" svg:y2="3.665cm">
          <text:p/>
        </draw:line>
        <draw:line draw:style-name="gr9" draw:text-style-name="P2" draw:layer="layout" svg:x1="13.305cm" svg:y1="3.962cm" svg:x2="13.876cm" svg:y2="3.962cm">
          <text:p/>
        </draw:line>
        <draw:line draw:style-name="gr9" draw:text-style-name="P2" draw:layer="layout" svg:x1="13.876cm" svg:y1="3.962cm" svg:x2="14.448cm" svg:y2="3.962cm">
          <text:p/>
        </draw:line>
        <draw:line draw:style-name="gr2" draw:text-style-name="P2" draw:layer="layout" svg:x1="13.841cm" svg:y1="3.962cm" svg:x2="13.876cm" svg:y2="3.962cm">
          <text:p/>
        </draw:line>
        <draw:line draw:style-name="gr9" draw:text-style-name="P2" draw:layer="layout" svg:x1="15.019cm" svg:y1="5.29cm" svg:x2="15.019cm" svg:y2="5.086cm">
          <text:p/>
        </draw:line>
        <draw:line draw:style-name="gr9" draw:text-style-name="P2" draw:layer="layout" svg:x1="15.019cm" svg:y1="5.086cm" svg:x2="15.019cm" svg:y2="4.882cm">
          <text:p/>
        </draw:line>
        <draw:line draw:style-name="gr9" draw:text-style-name="P2" draw:layer="layout" svg:x1="14.448cm" svg:y1="5.086cm" svg:x2="15.019cm" svg:y2="5.086cm">
          <text:p/>
        </draw:line>
        <draw:line draw:style-name="gr9" draw:text-style-name="P2" draw:layer="layout" svg:x1="15.019cm" svg:y1="5.086cm" svg:x2="15.591cm" svg:y2="5.086cm">
          <text:p/>
        </draw:line>
        <draw:line draw:style-name="gr2" draw:text-style-name="P2" draw:layer="layout" svg:x1="14.984cm" svg:y1="5.086cm" svg:x2="15.019cm" svg:y2="5.086cm">
          <text:p/>
        </draw:line>
        <draw:line draw:style-name="gr9" draw:text-style-name="P2" draw:layer="layout" svg:x1="16.162cm" svg:y1="5.234cm" svg:x2="16.162cm" svg:y2="5.01cm">
          <text:p/>
        </draw:line>
        <draw:line draw:style-name="gr9" draw:text-style-name="P2" draw:layer="layout" svg:x1="16.162cm" svg:y1="5.01cm" svg:x2="16.162cm" svg:y2="4.787cm">
          <text:p/>
        </draw:line>
        <draw:line draw:style-name="gr9" draw:text-style-name="P2" draw:layer="layout" svg:x1="15.591cm" svg:y1="5.01cm" svg:x2="16.162cm" svg:y2="5.01cm">
          <text:p/>
        </draw:line>
        <draw:line draw:style-name="gr9" draw:text-style-name="P2" draw:layer="layout" svg:x1="16.162cm" svg:y1="5.01cm" svg:x2="16.733cm" svg:y2="5.01cm">
          <text:p/>
        </draw:line>
        <draw:line draw:style-name="gr2" draw:text-style-name="P2" draw:layer="layout" svg:x1="16.127cm" svg:y1="5.01cm" svg:x2="16.162cm" svg:y2="5.01cm">
          <text:p/>
        </draw:line>
        <draw:line draw:style-name="gr9" draw:text-style-name="P2" draw:layer="layout" svg:x1="17.305cm" svg:y1="5.392cm" svg:x2="17.305cm" svg:y2="5.138cm">
          <text:p/>
        </draw:line>
        <draw:line draw:style-name="gr9" draw:text-style-name="P2" draw:layer="layout" svg:x1="17.305cm" svg:y1="5.138cm" svg:x2="17.305cm" svg:y2="4.885cm">
          <text:p/>
        </draw:line>
        <draw:line draw:style-name="gr9" draw:text-style-name="P2" draw:layer="layout" svg:x1="16.733cm" svg:y1="5.138cm" svg:x2="17.305cm" svg:y2="5.138cm">
          <text:p/>
        </draw:line>
        <draw:line draw:style-name="gr9" draw:text-style-name="P2" draw:layer="layout" svg:x1="17.305cm" svg:y1="5.138cm" svg:x2="17.876cm" svg:y2="5.138cm">
          <text:p/>
        </draw:line>
        <draw:line draw:style-name="gr2" draw:text-style-name="P2" draw:layer="layout" svg:x1="17.27cm" svg:y1="5.138cm" svg:x2="17.305cm" svg:y2="5.138cm">
          <text:p/>
        </draw:line>
        <draw:polyline draw:style-name="gr10" draw:text-style-name="P2" draw:layer="layout" svg:width="7.839cm" svg:height="0cm" svg:x="1.956cm" svg:y="5.041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0" draw:text-style-name="P2" draw:layer="layout" svg:width="7.839cm" svg:height="0cm" svg:x="9.796cm" svg:y="5.041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0" draw:text-style-name="P2" draw:layer="layout" svg:x1="17.636cm" svg:y1="5.041cm" svg:x2="17.796cm" svg:y2="5.041cm">
          <text:p/>
        </draw:line>
        <draw:line draw:style-name="gr2" draw:text-style-name="P3" draw:layer="layout" svg:x1="1.876cm" svg:y1="10.579cm" svg:x2="17.876cm" svg:y2="10.579cm">
          <text:p/>
        </draw:line>
        <draw:line draw:style-name="gr2" draw:text-style-name="P3" draw:layer="layout" svg:x1="1.876cm" svg:y1="10.269cm" svg:x2="1.876cm" svg:y2="10.579cm">
          <text:p/>
        </draw:line>
        <draw:line draw:style-name="gr2" draw:text-style-name="P3" draw:layer="layout" svg:x1="3.019cm" svg:y1="10.269cm" svg:x2="3.019cm" svg:y2="10.579cm">
          <text:p/>
        </draw:line>
        <draw:line draw:style-name="gr2" draw:text-style-name="P3" draw:layer="layout" svg:x1="4.162cm" svg:y1="10.269cm" svg:x2="4.162cm" svg:y2="10.579cm">
          <text:p/>
        </draw:line>
        <draw:line draw:style-name="gr2" draw:text-style-name="P3" draw:layer="layout" svg:x1="5.305cm" svg:y1="10.269cm" svg:x2="5.305cm" svg:y2="10.579cm">
          <text:p/>
        </draw:line>
        <draw:line draw:style-name="gr2" draw:text-style-name="P3" draw:layer="layout" svg:x1="6.448cm" svg:y1="10.269cm" svg:x2="6.448cm" svg:y2="10.579cm">
          <text:p/>
        </draw:line>
        <draw:line draw:style-name="gr2" draw:text-style-name="P3" draw:layer="layout" svg:x1="7.591cm" svg:y1="10.269cm" svg:x2="7.591cm" svg:y2="10.579cm">
          <text:p/>
        </draw:line>
        <draw:line draw:style-name="gr2" draw:text-style-name="P3" draw:layer="layout" svg:x1="8.733cm" svg:y1="10.269cm" svg:x2="8.733cm" svg:y2="10.579cm">
          <text:p/>
        </draw:line>
        <draw:line draw:style-name="gr2" draw:text-style-name="P3" draw:layer="layout" svg:x1="9.876cm" svg:y1="10.269cm" svg:x2="9.876cm" svg:y2="10.579cm">
          <text:p/>
        </draw:line>
        <draw:line draw:style-name="gr2" draw:text-style-name="P3" draw:layer="layout" svg:x1="11.019cm" svg:y1="10.269cm" svg:x2="11.019cm" svg:y2="10.579cm">
          <text:p/>
        </draw:line>
        <draw:line draw:style-name="gr2" draw:text-style-name="P3" draw:layer="layout" svg:x1="12.162cm" svg:y1="10.269cm" svg:x2="12.162cm" svg:y2="10.579cm">
          <text:p/>
        </draw:line>
        <draw:line draw:style-name="gr2" draw:text-style-name="P3" draw:layer="layout" svg:x1="13.305cm" svg:y1="10.269cm" svg:x2="13.305cm" svg:y2="10.579cm">
          <text:p/>
        </draw:line>
        <draw:line draw:style-name="gr2" draw:text-style-name="P3" draw:layer="layout" svg:x1="14.448cm" svg:y1="10.269cm" svg:x2="14.448cm" svg:y2="10.579cm">
          <text:p/>
        </draw:line>
        <draw:line draw:style-name="gr2" draw:text-style-name="P3" draw:layer="layout" svg:x1="15.591cm" svg:y1="10.269cm" svg:x2="15.591cm" svg:y2="10.579cm">
          <text:p/>
        </draw:line>
        <draw:line draw:style-name="gr2" draw:text-style-name="P3" draw:layer="layout" svg:x1="16.733cm" svg:y1="10.269cm" svg:x2="16.733cm" svg:y2="10.579cm">
          <text:p/>
        </draw:line>
        <draw:line draw:style-name="gr2" draw:text-style-name="P3" draw:layer="layout" svg:x1="17.876cm" svg:y1="10.269cm" svg:x2="17.876cm" svg:y2="10.579cm">
          <text:p/>
        </draw:line>
        <draw:line draw:style-name="gr2" draw:text-style-name="P2" draw:layer="layout" svg:x1="1.876cm" svg:y1="10.579cm" svg:x2="1.876cm" svg:y2="0.251cm">
          <text:p/>
        </draw:lin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8.608cm" svg:x2="1.876cm" svg:y2="8.608cm">
          <text:p/>
        </draw:line>
        <draw:line draw:style-name="gr2" draw:text-style-name="P2" draw:layer="layout" svg:x1="2.116cm" svg:y1="8.204cm" svg:x2="1.876cm" svg:y2="8.204cm">
          <text:p/>
        </draw:line>
        <draw:line draw:style-name="gr2" draw:text-style-name="P2" draw:layer="layout" svg:x1="2.116cm" svg:y1="7.801cm" svg:x2="1.876cm" svg:y2="7.801cm">
          <text:p/>
        </draw:line>
        <draw:line draw:style-name="gr2" draw:text-style-name="P2" draw:layer="layout" svg:x1="2.356cm" svg:y1="7.398cm" svg:x2="1.876cm" svg:y2="7.398cm">
          <text:p/>
        </draw:line>
        <draw:line draw:style-name="gr2" draw:text-style-name="P2" draw:layer="layout" svg:x1="2.116cm" svg:y1="6.994cm" svg:x2="1.876cm" svg:y2="6.994cm">
          <text:p/>
        </draw:line>
        <draw:line draw:style-name="gr2" draw:text-style-name="P2" draw:layer="layout" svg:x1="2.116cm" svg:y1="6.591cm" svg:x2="1.876cm" svg:y2="6.591cm">
          <text:p/>
        </draw:line>
        <draw:line draw:style-name="gr2" draw:text-style-name="P2" draw:layer="layout" svg:x1="2.116cm" svg:y1="6.187cm" svg:x2="1.876cm" svg:y2="6.187cm">
          <text:p/>
        </draw:line>
        <draw:line draw:style-name="gr2" draw:text-style-name="P2" draw:layer="layout" svg:x1="2.356cm" svg:y1="5.784cm" svg:x2="1.876cm" svg:y2="5.784cm">
          <text:p/>
        </draw:line>
        <draw:line draw:style-name="gr2" draw:text-style-name="P2" draw:layer="layout" svg:x1="2.116cm" svg:y1="5.381cm" svg:x2="1.876cm" svg:y2="5.381cm">
          <text:p/>
        </draw:line>
        <draw:line draw:style-name="gr2" draw:text-style-name="P2" draw:layer="layout" svg:x1="2.116cm" svg:y1="4.977cm" svg:x2="1.876cm" svg:y2="4.977cm">
          <text:p/>
        </draw:line>
        <draw:line draw:style-name="gr2" draw:text-style-name="P2" draw:layer="layout" svg:x1="2.116cm" svg:y1="4.574cm" svg:x2="1.876cm" svg:y2="4.574cm">
          <text:p/>
        </draw:line>
        <draw:line draw:style-name="gr2" draw:text-style-name="P2" draw:layer="layout" svg:x1="2.356cm" svg:y1="4.17cm" svg:x2="1.876cm" svg:y2="4.17cm">
          <text:p/>
        </draw:line>
        <draw:line draw:style-name="gr2" draw:text-style-name="P2" draw:layer="layout" svg:x1="2.116cm" svg:y1="3.767cm" svg:x2="1.876cm" svg:y2="3.767cm">
          <text:p/>
        </draw:line>
        <draw:line draw:style-name="gr2" draw:text-style-name="P2" draw:layer="layout" svg:x1="2.116cm" svg:y1="3.364cm" svg:x2="1.876cm" svg:y2="3.364cm">
          <text:p/>
        </draw:line>
        <draw:line draw:style-name="gr2" draw:text-style-name="P2" draw:layer="layout" svg:x1="2.116cm" svg:y1="2.96cm" svg:x2="1.876cm" svg:y2="2.96cm">
          <text:p/>
        </draw:line>
        <draw:line draw:style-name="gr2" draw:text-style-name="P2" draw:layer="layout" svg:x1="2.356cm" svg:y1="2.557cm" svg:x2="1.876cm" svg:y2="2.557cm">
          <text:p/>
        </draw:line>
        <draw:line draw:style-name="gr2" draw:text-style-name="P2" draw:layer="layout" svg:x1="2.116cm" svg:y1="2.153cm" svg:x2="1.876cm" svg:y2="2.153cm">
          <text:p/>
        </draw:line>
        <draw:line draw:style-name="gr2" draw:text-style-name="P2" draw:layer="layout" svg:x1="2.116cm" svg:y1="1.75cm" svg:x2="1.876cm" svg:y2="1.75cm">
          <text:p/>
        </draw:line>
        <draw:line draw:style-name="gr2" draw:text-style-name="P2" draw:layer="layout" svg:x1="2.116cm" svg:y1="1.347cm" svg:x2="1.876cm" svg:y2="1.347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9.415cm" svg:x2="1.876cm" svg:y2="9.415cm">
          <text:p/>
        </draw:line>
        <draw:line draw:style-name="gr2" draw:text-style-name="P2" draw:layer="layout" svg:x1="2.116cm" svg:y1="9.818cm" svg:x2="1.876cm" svg:y2="9.818cm">
          <text:p/>
        </draw:line>
        <draw:line draw:style-name="gr2" draw:text-style-name="P2" draw:layer="layout" svg:x1="2.116cm" svg:y1="10.221cm" svg:x2="1.876cm" svg:y2="10.221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116cm" svg:y1="0.54cm" svg:x2="1.876cm" svg:y2="0.54cm">
          <text:p/>
        </draw:line>
        <draw:polygon draw:style-name="gr11" draw:text-style-name="P9" draw:layer="layout" svg:width="16cm" svg:height="0.153cm" svg:x="1.876cm" svg:y="8.562cm" svg:viewBox="0 0 16001 154" draw:points="0,154 16001,154 16001,0 0,0">
          <text:p/>
        </draw:polygon>
        <draw:polygon draw:style-name="gr12" draw:text-style-name="P10" draw:layer="layout" svg:width="16cm" svg:height="0.156cm" svg:x="1.876cm" svg:y="4.963cm" svg:viewBox="0 0 16001 157" draw:points="0,157 16001,157 16001,0 0,0">
          <text:p/>
        </draw:polygon>
        <draw:polygon draw:style-name="gr1" draw:text-style-name="P1" draw:layer="layout" svg:width="4.8cm" svg:height="2.969cm" svg:x="12.676cm" svg:y="0.509cm" svg:viewBox="0 0 4801 2970" draw:points="0,2970 4801,2970 4801,0 0,0">
          <text:p/>
        </draw:polygon>
        <draw:line draw:style-name="gr3" draw:text-style-name="P2" draw:layer="layout" svg:x1="12.676cm" svg:y1="3.478cm" svg:x2="17.476cm" svg:y2="3.478cm">
          <text:p/>
        </draw:line>
        <draw:line draw:style-name="gr3" draw:text-style-name="P2" draw:layer="layout" svg:x1="17.476cm" svg:y1="3.478cm" svg:x2="17.476cm" svg:y2="0.509cm">
          <text:p/>
        </draw:line>
        <draw:line draw:style-name="gr3" draw:text-style-name="P2" draw:layer="layout" svg:x1="17.476cm" svg:y1="0.509cm" svg:x2="12.676cm" svg:y2="0.509cm">
          <text:p/>
        </draw:line>
        <draw:line draw:style-name="gr3" draw:text-style-name="P2" draw:layer="layout" svg:x1="12.676cm" svg:y1="0.509cm" svg:x2="12.676cm" svg:y2="3.478cm">
          <text:p/>
        </draw:line>
        <draw:frame draw:style-name="gr4" draw:text-style-name="P5" draw:layer="layout" svg:width="0.601cm" svg:height="0.602cm" svg:x="1.449cm" svg:y="0.712cm">
          <draw:text-box>
            <text:p text:style-name="P4"><text:span text:style-name="T1">8</text:span></text:p>
          </draw:text-box>
        </draw:frame>
        <draw:frame draw:style-name="gr6" draw:text-style-name="P8" draw:layer="layout" svg:width="2.042cm" svg:height="0.403cm" svg:x="15.278cm" svg:y="0.742cm">
          <draw:text-box>
            <text:p text:style-name="P4"><text:span text:style-name="T3">/ndf = 1.04)</text:span></text:p>
          </draw:text-box>
        </draw:frame>
        <draw:frame draw:style-name="gr13" draw:text-style-name="P11" draw:layer="layout" svg:width="0.267cm" svg:height="0.268cm" svg:x="15.128cm" svg:y="0.705cm">
          <draw:text-box>
            <text:p text:style-name="P4"><text:span text:style-name="T5">2</text:span></text:p>
          </draw:text-box>
        </draw:frame>
        <draw:frame draw:style-name="gr6" draw:text-style-name="P8" draw:layer="layout" svg:width="0.4cm" svg:height="0.4cm" svg:x="14.91cm" svg:y="0.756cm">
          <draw:text-box>
            <text:p text:style-name="P4"><text:span text:style-name="T6">χ</text:span></text:p>
          </draw:text-box>
        </draw:frame>
        <draw:line draw:style-name="gr8" draw:text-style-name="P2" draw:layer="layout" svg:x1="12.856cm" svg:y1="0.88cm" svg:x2="13.696cm" svg:y2="0.88cm">
          <text:p/>
        </draw:line>
        <draw:frame draw:style-name="gr6" draw:text-style-name="P8" draw:layer="layout" svg:width="1.052cm" svg:height="0.403cm" svg:x="13.874cm" svg:y="0.742cm">
          <draw:text-box>
            <text:p text:style-name="P4"><text:span text:style-name="T3">TKU (</text:span></text:p>
          </draw:text-box>
        </draw:frame>
        <draw:frame draw:style-name="gr6" draw:text-style-name="P8" draw:layer="layout" svg:width="2.851cm" svg:height="0.403cm" svg:x="13.874cm" svg:y="1.494cm">
          <draw:text-box>
            <text:p text:style-name="P4"><text:span text:style-name="T3">-1.538 +/- 0.095</text:span></text:p>
          </draw:text-box>
        </draw:frame>
        <draw:frame draw:style-name="gr6" draw:text-style-name="P8" draw:layer="layout" svg:width="2.042cm" svg:height="0.403cm" svg:x="15.278cm" svg:y="2.23cm">
          <draw:text-box>
            <text:p text:style-name="P4"><text:span text:style-name="T3">/ndf = 2.97)</text:span></text:p>
          </draw:text-box>
        </draw:frame>
        <draw:frame draw:style-name="gr13" draw:text-style-name="P11" draw:layer="layout" svg:width="0.267cm" svg:height="0.268cm" svg:x="15.128cm" svg:y="2.194cm">
          <draw:text-box>
            <text:p text:style-name="P4"><text:span text:style-name="T5">2</text:span></text:p>
          </draw:text-box>
        </draw:frame>
        <draw:frame draw:style-name="gr6" draw:text-style-name="P8" draw:layer="layout" svg:width="0.4cm" svg:height="0.4cm" svg:x="14.91cm" svg:y="2.244cm">
          <draw:text-box>
            <text:p text:style-name="P4"><text:span text:style-name="T6">χ</text:span></text:p>
          </draw:text-box>
        </draw:frame>
        <draw:line draw:style-name="gr10" draw:text-style-name="P2" draw:layer="layout" svg:x1="12.856cm" svg:y1="2.365cm" svg:x2="13.696cm" svg:y2="2.365cm">
          <text:p/>
        </draw:line>
        <draw:frame draw:style-name="gr6" draw:text-style-name="P8" draw:layer="layout" svg:width="1.052cm" svg:height="0.403cm" svg:x="13.874cm" svg:y="2.23cm">
          <draw:text-box>
            <text:p text:style-name="P4"><text:span text:style-name="T3">TKD (</text:span></text:p>
          </draw:text-box>
        </draw:frame>
        <draw:polygon draw:style-name="gr3" draw:text-style-name="P2" draw:layer="layout" svg:width="4.8cm" svg:height="2.969cm" svg:x="2.276cm" svg:y="0.509cm" svg:viewBox="0 0 4801 2970" draw:points="0,2970 4801,2970 4801,0 0,0">
          <text:p/>
        </draw:polygon>
        <draw:frame draw:style-name="gr6" draw:text-style-name="P8" draw:layer="layout" svg:width="2.716cm" svg:height="0.403cm" svg:x="13.874cm" svg:y="2.966cm">
          <draw:text-box>
            <text:p text:style-name="P4"><text:span text:style-name="T3">2.921 +/- 0.096</text:span></text:p>
          </draw:text-box>
        </draw:frame>
        <draw:frame draw:style-name="gr14" draw:text-style-name="P12" draw:layer="layout" svg:width="0.534cm" svg:height="0.534cm" svg:x="4.492cm" svg:y="0.778cm">
          <draw:text-box>
            <text:p text:style-name="P4"><text:span text:style-name="T7"><text:s/></text:span></text:p>
          </draw:text-box>
        </draw:frame>
        <draw:frame draw:style-name="gr15" draw:text-style-name="P13" draw:layer="layout" svg:width="2.013cm" svg:height="0.805cm" svg:x="2.502cm" svg:y="0.583cm">
          <draw:text-box>
            <text:p text:style-name="P4"><text:span text:style-name="T8">MICE</text:span></text:p>
          </draw:text-box>
        </draw:frame>
        <draw:frame draw:style-name="gr14" draw:text-style-name="P12" draw:layer="layout" svg:width="4.566cm" svg:height="0.534cm" svg:x="2.502cm" svg:y="1.38cm">
          <draw:text-box>
            <text:p text:style-name="P4"><text:span text:style-name="T9">ISIS Cycle 2017/01</text:span></text:p>
          </draw:text-box>
        </draw:frame>
        <draw:polygon draw:style-name="gr16" draw:text-style-name="P1" draw:layer="layout" svg:width="3.438cm" svg:height="0.237cm" svg:x="2.346cm" svg:y="3.262cm" svg:viewBox="0 0 3439 238" draw:points="0,0 0,238 3439,238 3439,0">
          <text:p/>
        </draw:polygon>
        <draw:frame draw:style-name="gr14" draw:text-style-name="P12" draw:layer="layout" svg:width="3.677cm" svg:height="0.534cm" svg:x="2.502cm" svg:y="2.166cm">
          <draw:text-box>
            <text:p text:style-name="P4"><text:span text:style-name="T9">Run 9353-9372</text:span></text:p>
          </draw:text-box>
        </draw:frame>
        <draw:frame draw:style-name="gr14" draw:text-style-name="P12" draw:layer="layout" svg:width="3.143cm" svg:height="0.534cm" svg:x="2.487cm" svg:y="2.731cm">
          <draw:text-box>
            <text:p text:style-name="P4"><text:span text:style-name="T9">MAUS v3.2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09T10:44:18.782216002</dc:date>
    <meta:editing-duration>PT1M38S</meta:editing-duration>
    <meta:editing-cycles>1</meta:editing-cycles>
    <meta:document-statistic meta:object-count="290"/>
    <meta:generator>LibreOffice/5.4.7.2$Linux_X86_64 LibreOffice_project/40$Build-2</meta:generator>
  </office:meta>
</office:document-meta>
</file>